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36.75pt" svg:height="496.91pt" svg:x="717.08pt" svg:y="12.78pt">
            <loext:p draw:notify-on-update-of-ranges="Sheet1.A3:Sheet1.A11 Sheet1.A2:Sheet1.A2 Sheet1.B3:Sheet1.B11 Sheet1.A3:Sheet1.A11 Sheet1.A2:Sheet1.A2 Sheet1.C3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UMB MT</text:p>
          </table:table-cell>
          <table:table-cell table:style-name="ce1" office:value-type="string" calcext:value-type="string">
            <text:p>INDEX MT</text:p>
          </table:table-cell>
          <table:table-cell table:style-name="ce1" office:value-type="string" calcext:value-type="string">
            <text:p>THUMB ER</text:p>
          </table:table-cell>
          <table:table-cell table:style-name="ce1" office:value-type="string" calcext:value-type="string">
            <text:p>INDEX ER</text:p>
          </table:table-cell>
          <table:table-cell table:style-name="ce1"/>
          <table:table-cell table:style-name="ce1" office:value-type="string" calcext:value-type="string">
            <text:p>THUMB VALUES</text:p>
          </table:table-cell>
          <table:table-cell table:style-name="ce1" office:value-type="string" calcext:value-type="string">
            <text:p>INDEX VALUES</text:p>
          </table:table-cell>
        </table:table-row>
        <table:table-row table:style-name="ro1">
          <table:table-cell office:value-type="float" office:value="0.616671360448494" calcext:value-type="float">
            <text:p>0.616671360448494</text:p>
          </table:table-cell>
          <table:table-cell office:value-type="float" office:value="958.4" calcext:value-type="float">
            <text:p>958.4</text:p>
          </table:table-cell>
          <table:table-cell office:value-type="float" office:value="920.8" calcext:value-type="float">
            <text:p>920.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: 904.983</text:p>
          </table:table-cell>
          <table:table-cell office:value-type="string" calcext:value-type="string">
            <text:p>A: 863.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7.37" calcext:value-type="float">
            <text:p>1007.37</text:p>
          </table:table-cell>
          <table:table-cell office:value-type="float" office:value="951.07" calcext:value-type="float">
            <text:p>951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: 78.471</text:p>
          </table:table-cell>
          <table:table-cell office:value-type="string" calcext:value-type="string">
            <text:p>B: 73.246</text:p>
          </table:table-cell>
        </table:table-row>
        <table:table-row table:style-name="ro1">
          <table:table-cell office:value-type="float" office:value="1.04730571477836" calcext:value-type="float">
            <text:p>1.04730571477836</text:p>
          </table:table-cell>
          <table:table-cell office:value-type="float" office:value="953.99" calcext:value-type="float">
            <text:p>953.99</text:p>
          </table:table-cell>
          <table:table-cell office:value-type="float" office:value="912.55" calcext:value-type="float">
            <text:p>912.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T: 904.983 + 78.471 * ID</text:p>
          </table:table-cell>
          <table:table-cell office:value-type="string" calcext:value-type="string">
            <text:p>MT: 863.215 + 73.246 * ID</text:p>
          </table:table-cell>
        </table:table-row>
        <table:table-row table:style-name="ro1">
          <table:table-cell office:value-type="float" office:value="1.49476469174958" calcext:value-type="float">
            <text:p>1.49476469174958</text:p>
          </table:table-cell>
          <table:table-cell office:value-type="float" office:value="1096.97" calcext:value-type="float">
            <text:p>1096.97</text:p>
          </table:table-cell>
          <table:table-cell office:value-type="float" office:value="1019.31" calcext:value-type="float">
            <text:p>1019.31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/>
          <table:table-cell table:number-columns-repeated="2" office:value-type="string" calcext:value-type="string">
            <text:p>TP: ID / MT</text:p>
          </table:table-cell>
        </table:table-row>
        <table:table-row table:style-name="ro1">
          <table:table-cell office:value-type="float" office:value="1.51937415909358" calcext:value-type="float">
            <text:p>1.51937415909358</text:p>
          </table:table-cell>
          <table:table-cell office:value-type="float" office:value="971.04" calcext:value-type="float">
            <text:p>971.04</text:p>
          </table:table-cell>
          <table:table-cell office:value-type="float" office:value="936.28" calcext:value-type="float">
            <text:p>936.2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58496250072116" calcext:value-type="float">
            <text:p>1.58496250072116</text:p>
          </table:table-cell>
          <table:table-cell office:value-type="float" office:value="1031.37" calcext:value-type="float">
            <text:p>1031.37</text:p>
          </table:table-cell>
          <table:table-cell office:value-type="float" office:value="972.98" calcext:value-type="float">
            <text:p>972.98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2.16992500144231" calcext:value-type="float">
            <text:p>2.16992500144231</text:p>
          </table:table-cell>
          <table:table-cell office:value-type="float" office:value="1041.41" calcext:value-type="float">
            <text:p>1041.41</text:p>
          </table:table-cell>
          <table:table-cell office:value-type="float" office:value="980.68" calcext:value-type="float">
            <text:p>98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2.2129937233342" calcext:value-type="float">
            <text:p>2.2129937233342</text:p>
          </table:table-cell>
          <table:table-cell office:value-type="float" office:value="1070.83" calcext:value-type="float">
            <text:p>1070.83</text:p>
          </table:table-cell>
          <table:table-cell office:value-type="float" office:value="1054.84" calcext:value-type="float">
            <text:p>1054.84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2.88041838424733" calcext:value-type="float">
            <text:p>2.8804183842473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1084.43" calcext:value-type="float">
            <text:p>1084.43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01:07:53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0:17:24.240000000</meta:creation-date>
    <dc:date>2019-02-05T01:08:31.828000000</dc:date>
    <meta:editing-duration>PT18M43S</meta:editing-duration>
    <meta:editing-cycles>5</meta:editing-cycles>
    <meta:generator>LibreOffice/5.3.2.2$Windows_x86 LibreOffice_project/6cd4f1ef626f15116896b1d8e1398b56da0d0ee1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64cm" svg:height="17.531cm" xlink:href=".." xlink:type="simple" chart:class="chart:scatter" chart:style-name="ch1">
        <chart:title svg:x="8.543cm" svg:y="0.485cm" chart:style-name="ch2">
          <text:p>Thumb vs. Index Tap Time</text:p>
        </chart:title>
        <chart:legend chart:legend-position="end" svg:x="19.532cm" svg:y="7.825cm" style:legend-expansion="high" chart:style-name="ch3"/>
        <chart:plot-area chart:style-name="ch4" table:cell-range-address="Sheet1.A2:Sheet1.A11 Sheet1.B3:Sheet1.C11" chart:data-source-has-labels="row" svg:x="1.408cm" svg:y="1.588cm" svg:width="17.675cm" svg:height="14.664cm">
          <chartooo:coordinate-region svg:x="2.215cm" svg:y="1.761cm" svg:width="16.589cm" svg:height="13.897cm"/>
          <chart:axis chart:dimension="x" chart:name="primary-x" chart:style-name="ch5">
            <chart:title svg:x="8.971cm" svg:y="16.602cm" chart:style-name="ch6">
              <text:p>Index of Difficulty</text:p>
            </chart:title>
          </chart:axis>
          <chart:axis chart:dimension="y" chart:name="primary-y" chart:style-name="ch7">
            <chart:title svg:x="0.451cm" svg:y="10.38cm" chart:style-name="ch8">
              <text:p>Time (Milliseconds)</text:p>
            </chart:title>
            <chart:grid chart:style-name="ch9" chart:class="major"/>
          </chart:axis>
          <chart:series chart:style-name="ch10" chart:values-cell-range-address="Sheet1.B3:Sheet1.B11" chart:label-cell-address="Sheet1.A2:Sheet1.A2" chart:class="chart:scatter">
            <chart:domain table:cell-range-address="Sheet1.A3:Sheet1.A11"/>
            <chart:regression-curve chart:style-name="ch11">
              <chart:equation chart:display-equation="true" chart:display-r-square="true" svg:x="2.898cm" svg:y="4.049cm"/>
            </chart:regression-curve>
            <chart:data-point chart:repeated="9"/>
          </chart:series>
          <chart:series chart:style-name="ch12" chart:values-cell-range-address="Sheet1.C3:Sheet1.C11" chart:label-cell-address="Sheet1.A2:Sheet1.A2" chart:class="chart:scatter">
            <chart:regression-curve chart:style-name="ch13">
              <chart:equation chart:display-equation="true" chart:display-r-square="true" svg:x="2.878cm" svg:y="6.913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</text:p>
                <draw:g>
                  <svg:desc>Sheet1.A2:Sheet1.A2</svg:desc>
                </draw:g>
              </table:table-cell>
              <table:table-cell office:value-type="string">
                <text:p>ID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6671360448494">
                <text:p>0.616671360448494</text:p>
                <draw:g>
                  <svg:desc>Sheet1.A3:Sheet1.A11</svg:desc>
                </draw:g>
              </table:table-cell>
              <table:table-cell office:value-type="float" office:value="958.4">
                <text:p>958.4</text:p>
                <draw:g>
                  <svg:desc>Sheet1.B3:Sheet1.B11</svg:desc>
                </draw:g>
              </table:table-cell>
              <table:table-cell office:value-type="float" office:value="920.8">
                <text:p>920.8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7.37">
                <text:p>1007.37</text:p>
              </table:table-cell>
              <table:table-cell office:value-type="float" office:value="951.07">
                <text:p>951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30571477836">
                <text:p>1.04730571477836</text:p>
              </table:table-cell>
              <table:table-cell office:value-type="float" office:value="953.99">
                <text:p>953.99</text:p>
              </table:table-cell>
              <table:table-cell office:value-type="float" office:value="912.55">
                <text:p>912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476469174958">
                <text:p>1.49476469174958</text:p>
              </table:table-cell>
              <table:table-cell office:value-type="float" office:value="1096.97">
                <text:p>1096.97</text:p>
              </table:table-cell>
              <table:table-cell office:value-type="float" office:value="1019.31">
                <text:p>1019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937415909358">
                <text:p>1.51937415909358</text:p>
              </table:table-cell>
              <table:table-cell office:value-type="float" office:value="971.04">
                <text:p>971.04</text:p>
              </table:table-cell>
              <table:table-cell office:value-type="float" office:value="936.28">
                <text:p>936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1031.37">
                <text:p>1031.37</text:p>
              </table:table-cell>
              <table:table-cell office:value-type="float" office:value="972.98">
                <text:p>972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6992500144231">
                <text:p>2.16992500144231</text:p>
              </table:table-cell>
              <table:table-cell office:value-type="float" office:value="1041.41">
                <text:p>1041.41</text:p>
              </table:table-cell>
              <table:table-cell office:value-type="float" office:value="980.68">
                <text:p>980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29937233342">
                <text:p>2.2129937233342</text:p>
              </table:table-cell>
              <table:table-cell office:value-type="float" office:value="1070.83">
                <text:p>1070.83</text:p>
              </table:table-cell>
              <table:table-cell office:value-type="float" office:value="1054.84">
                <text:p>1054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041838424733">
                <text:p>2.88041838424733</text:p>
              </table:table-cell>
              <table:table-cell office:value-type="float" office:value="1153.38">
                <text:p>1153.38</text:p>
              </table:table-cell>
              <table:table-cell office:value-type="float" office:value="1084.43">
                <text:p>108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